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f100" officeooo:paragraph-rsid="0009f100"/>
    </style:style>
    <style:style style:name="P2" style:family="paragraph" style:parent-style-name="Standard" style:list-style-name="L1">
      <style:text-properties officeooo:paragraph-rsid="0009f100"/>
    </style:style>
    <style:style style:name="P3" style:family="paragraph" style:parent-style-name="Standard">
      <style:text-properties officeooo:rsid="000a7d1d" officeooo:paragraph-rsid="000a7d1d"/>
    </style:style>
    <style:style style:name="P4" style:family="paragraph" style:parent-style-name="Standard">
      <style:text-properties fo:font-weight="bold" officeooo:rsid="000a7d1d" officeooo:paragraph-rsid="000a7d1d" style:font-weight-asian="bold" style:font-weight-complex="bold"/>
    </style:style>
    <style:style style:name="P5" style:family="paragraph" style:parent-style-name="Standard">
      <style:text-properties officeooo:rsid="000c7968" officeooo:paragraph-rsid="000a7d1d"/>
    </style:style>
    <style:style style:name="P6" style:family="paragraph" style:parent-style-name="Standard">
      <style:text-properties officeooo:rsid="000c7968" officeooo:paragraph-rsid="000c7968"/>
    </style:style>
    <style:style style:name="P7" style:family="paragraph" style:parent-style-name="Standard">
      <style:text-properties officeooo:rsid="000ca90f" officeooo:paragraph-rsid="000ca90f"/>
    </style:style>
    <style:style style:name="T1" style:family="text">
      <style:text-properties officeooo:rsid="0009f100"/>
    </style:style>
    <style:style style:name="T2" style:family="text">
      <style:text-properties officeooo:rsid="000c79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ostgresql</text:p>
      <text:p text:style-name="P7">REF:<text:tab/>https://www.youtube.com/watch?v=-LwI4HMR_Eg</text:p>
      <text:h text:style-name="Heading_20_1" text:outline-level="1">Installation on Linux</text:h>
      <text:h text:style-name="Heading_20_2" text:outline-level="2">Steps</text:h>
      <text:h text:style-name="Heading_20_3" text:outline-level="3">Install</text:h>
      <text:list xml:id="list2316087207814165112" text:style-name="L1">
        <text:list-item>
          <text:p text:style-name="P2"><text:span text:style-name="T1">Install postgresql</text:span></text:p>
          <text:p text:style-name="P2"/>
          <text:p text:style-name="P2"><text:span text:style-name="T1">sudo apt-get install postgresql</text:span></text:p>
          <text:p text:style-name="P2"/>
        </text:list-item>
        <text:list-item>
          <text:p text:style-name="P2"><text:span text:style-name="T1">Install addition package which contains additional utitilities and functionalities </text:span></text:p>
          <text:p text:style-name="P2"/>
        </text:list-item>
      </text:list>
      <text:p text:style-name="P1"><text:tab/>sudo apt-get install postgresql-contrib</text:p>
      <text:p text:style-name="P1"/>
      <text:h text:style-name="Heading_20_3" text:outline-level="3">Configure</text:h>
      <text:p text:style-name="P3">Installation is found <text:s/>at /etc</text:p>
      <text:p text:style-name="P3"><text:tab/>service postgresql {start|stop|restart|reload|force-reload|status}</text:p>
      <text:p text:style-name="P3"/>
      <text:p text:style-name="P6">psql is a postgresql shell in which various db commands can be given. Do </text:p>
      <text:p text:style-name="P6"><text:tab/>'man psql'</text:p>
      <text:p text:style-name="P6">to get detailed information on psql and its available commands</text:p>
      <text:p text:style-name="P6"/>
      <text:p text:style-name="P3"><text:a xlink:type="simple" xlink:href="mailto:user@sys">user@sys</text:a>:/home/user$ sudo su postgres</text:p>
      <text:p text:style-name="P3"><text:a xlink:type="simple" xlink:href="mailto:postgres@sys">postgres@sys</text:a>:/home/postgres$ psql</text:p>
      <text:p text:style-name="P3">psql (9.3.18)</text:p>
      <text:p text:style-name="P3">Type "help" for help.</text:p>
      <text:p text:style-name="P3"></text:p>
      <text:p text:style-name="P3">postgres=# </text:p>
      <text:p text:style-name="P5"/>
      <text:p text:style-name="P3"/>
      <text:p text:style-name="P4">psql commands</text:p>
      <text:p text:style-name="P3"/>
      <text:p text:style-name="P3">\l<text:tab/>list tables</text:p>
      <text:p text:style-name="P3">\du<text:tab/>list users</text:p>
      <text:p text:style-name="P3">ALTER USER postgres WITH PASSWORD 'test123'<text:tab/>Change passwd of postgres</text:p>
      <text:p text:style-name="P3">CREATE USER user1 WITH PASSWORD <text:span text:style-name="T2">'user1'</text:span><text:tab/><text:tab/>Creates new user</text:p>
      <text:p text:style-name="P6">ALTER USER user1 WITH SUPERUSER;<text:tab/><text:tab/><text:tab/>Giving user1 superuser previledges </text:p>
      <text:p text:style-name="P6">DROP USER user1;<text:tab/><text:tab/><text:tab/><text:tab/><text:tab/><text:tab/>Deleting user1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7:38:39.901212825</meta:creation-date>
    <dc:date>2017-08-17T19:10:59.309263540</dc:date>
    <meta:editing-duration>PT1S</meta:editing-duration>
    <meta:editing-cycles>1</meta:editing-cycles>
    <meta:document-statistic meta:table-count="0" meta:image-count="0" meta:object-count="0" meta:page-count="1" meta:paragraph-count="28" meta:word-count="118" meta:character-count="910" meta:non-whitespace-character-count="802"/>
    <meta:generator>LibreOffice/4.2.8.2$Linux_x86 LibreOffice_project/420m0$Build-2</meta:generator>
  </office:meta>
</office:document-meta>
</file>